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0FB5000000C94FDA4EAC.wmf"/>
  <manifest:file-entry manifest:media-type="" manifest:full-path="Pictures/20000007000025F9000000C9F0140E06.wmf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body">
      <style:paragraph-properties fo:orphans="2" fo:widows="2"/>
    </style:style>
    <style:style style:name="P2" style:family="paragraph" style:parent-style-name="code">
      <style:paragraph-properties fo:orphans="2" fo:widows="2"/>
    </style:style>
    <style:style style:name="P3" style:family="paragraph" style:parent-style-name="bullet">
      <style:paragraph-properties fo:margin-top="0in" fo:margin-bottom="0.0693in" fo:orphans="2" fo:widows="2"/>
    </style:style>
    <style:style style:name="P4" style:family="paragraph" style:parent-style-name="Standard">
      <style:paragraph-properties fo:margin-top="0in" fo:margin-bottom="0in" fo:orphans="2" fo:widows="2"/>
    </style:style>
    <style:style style:name="P5" style:family="paragraph" style:parent-style-name="Standard">
      <style:paragraph-properties fo:margin-top="0in" fo:margin-bottom="1in" style:line-height-at-least="0.139in" fo:orphans="2" fo:widows="2"/>
    </style:style>
    <style:style style:name="P6" style:family="paragraph" style:parent-style-name="Heading_20_1" style:master-page-name="Standard">
      <style:paragraph-properties fo:margin-top="0in" fo:margin-bottom="0in" fo:orphans="2" fo:widows="2" style:page-number="auto"/>
    </style:style>
    <style:style style:name="P7" style:family="paragraph">
      <style:paragraph-properties fo:text-align="center"/>
      <style:text-properties fo:font-size="18pt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Courier New" fo:font-weight="bold" style:font-weight-asian="bold" style:font-name-complex="Courier New1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.1413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7" svg:width="6.4996in" svg:height="0.135in" svg:x="-2in" svg:y="0in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7" svg:width="2.7913in" svg:height="0.135in" svg:x="-2in" svg:y="0in">
        <draw:image xlink:href="Pictures/2000000700000FB5000000C94FDA4EAC.wmf" xlink:type="simple" xlink:show="embed" xlink:actuate="onLoad">
          <text:p/>
        </draw:image>
      </draw:frame>
      <text:h text:style-name="P6" text:outline-level="1"><text:bookmark text:name="R-1057258"/>JDOPermission</text:h>
      <text:p text:style-name="P5"><draw:frame draw:style-name="fr1" draw:name="graphics1" text:anchor-type="as-char" svg:width="6.5in" svg:height="0.1346in" draw:z-index="14"><draw:image xlink:href="Pictures/20000007000025F9000000C9F0140E06.wmf" xlink:type="simple" xlink:show="embed" xlink:actuate="onLoad"/></draw:frame></text:p>
      <text:p text:style-name="P1">A permission represents access to a system resource. For a resource access to be allowed for an applet (or an application running with a security manager), the corresponding permission must be explicitly granted to the code attempting the access. </text:p>
      <text:p text:style-name="P1">The <text:span text:style-name="T1">JDOPermission</text:span> class provides a marker for the security manager to grant access to a class to perform privileged operations necessary for JDO implementations.</text:p>
      <text:p text:style-name="P1">Thefollowing JDO permissions are defined:</text:p>
      <text:p text:style-name="P3">•<text:span text:style-name="T1"><text:tab/>setStateManager</text:span>: A22-1 [this permission allows an instance to manage an instance of <text:span text:style-name="T1">PersistenceCapable</text:span>, which allows the instance to access and modify any fields defined as persistent or transactional. This permission is similar to but allows access to only a subset of the broader <text:span text:style-name="T1">ReflectPermission ("suppressAccessChecks")</text:span>. This permission is checked by the <text:span text:style-name="T1">PersistenceCapable.jdoReplaceStateManager </text:span>method.]</text:p>
      <text:p text:style-name="P3">•<text:span text:style-name="T1"><text:tab/>getMetadata</text:span>: A22-2 [this permission allows an instance to access the metadata for any registered <text:span text:style-name="T1">PersistenceCapable</text:span> class. This permission allows access to a subset of the broader <text:span text:style-name="T1">RuntimePermission("accessDeclaredMembers")</text:span>. This permission is checked by the <text:span text:style-name="T1">JDOImplHelper.getJDOImplHelper</text:span> method.]</text:p>
      <text:p text:style-name="P3"><text:span text:style-name="T3">•</text:span><text:span text:style-name="T2"><text:tab/>closePersistenceManagerFactory</text:span><text:span text:style-name="T3">: A223-3 [this permission allows a caller to close a </text:span><text:span text:style-name="T2">PersistenceManagerFactory</text:span><text:span text:style-name="T3">, thereby releasing resources. This permission is checked by the </text:span><text:span text:style-name="T2">close()</text:span><text:span text:style-name="T3"> method of </text:span><text:span text:style-name="T2">PersistenceManagerFactory</text:span><text:span text:style-name="T3">.] </text:span></text:p>
      <text:p text:style-name="P3">•<text:span text:style-name="T1"><text:tab/>manageMetadata</text:span>: A22-4 [this permission allows a caller to unload metadata for a class or a class loader, thereby releasing resources. This permission is checked by the <text:span text:style-name="T1">unregisterClass() </text:span>and <text:span text:style-name="T1">unregisterClasses()</text:span> methods of <text:span text:style-name="T1">JDOImplHelper</text:span>.] </text:p>
      <text:p text:style-name="P1">These permissions are defined in the JDOPermission class.</text:p>
      <text:p text:style-name="P2">package javax.jdo.spi;</text:p>
      <text:p text:style-name="P2">public final class JDOPermission extends </text:p>
      <text:p text:style-name="P2"><text:tab/><text:tab/>java.security.BasicPermission {</text:p>
      <text:p text:style-name="P2">...</text:p>
      <text:p text:style-name="P2"><text:tab/>public static final javax.jdo.spi.JDOPermission</text:p>
      <text:p text:style-name="P2"><text:tab/><text:tab/>CLOSE_PERSISTENCE_MANAGER_FACTORY = "closePersistenceManagerFactory";</text:p>
      <text:p text:style-name="P2"><text:tab/>public static final javax.jdo.spi.JDOPermission GET_METADATA = "getMetadata";</text:p>
      <text:p text:style-name="P2"><text:tab/>public static final javax.jdo.spi.JDOPermission MANAGE_METADATA =</text:p>
      <text:p text:style-name="P2"><text:tab/><text:tab/>"manageMetadata";</text:p>
      <text:p text:style-name="P2"><text:tab/>public static final javax.jdo.spi.JDOPermission SET_STATE_MANAGER =</text:p>
      <text:p text:style-name="P2"><text:tab/><text:tab/>"setStateManager";</text:p>
      <text:p text:style-name="P2"><text:soft-page-break/>}</text:p>
      <text:p text:style-name="P1">Use of <text:span text:style-name="T1">JDOPermission</text:span> allows the security manager to restrict potentially malicious classes from accessing information contained in instances of <text:span text:style-name="T1">PersistenceCapable</text:span>.</text:p>
      <text:p text:style-name="P1">A sample policy file entry granting code from the <text:span text:style-name="T1">/home/jdoImpl</text:span> directory permission to get metadata, manage <text:span text:style-name="T1">PersistenceCapable</text:span> instances, and close PersistenceManagerFactory instances is </text:p>
      <text:p text:style-name="P2">grant codeBase "file:/home/jdoImpl/" {</text:p>
      <text:p text:style-name="P2"><text:tab/>permission javax.jdo.spi.JDOPermission "getMetadata";</text:p>
      <text:p text:style-name="P2"><text:tab/>permission javax.jdo.spi.JDOPermission "setStateManager";</text:p>
      <text:p text:style-name="P2"><text:tab/>permission javax.jdo.spi.JDOPermission</text:p>
      <text:p text:style-name="P2"><text:tab/><text:tab/>"closePersistenceManagerFactory";</text:p>
      <text:p text:style-name="P2"><text:tab/>permission javax.jdo.spi.JDOPermission "manageMetadata";</text:p>
      <text:p text:style-name="P2">};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1665in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="100%" fo:margin-left="1in" fo:margin-right="0in" fo:margin-top="0.278in" fo:margin-bottom="1in" style:line-height-at-least="0.2917in" fo:text-indent="-1in" style:auto-text-indent="false" style:page-number="auto" fo:break-before="auto" fo:break-after="auto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972in" style:line-height-at-least="0.1598in" fo:keep-with-next="always">
        <style:tab-stops>
          <style:tab-stop style:position="0.5in" style:type="right"/>
          <style:tab-stop style:position="0.7299in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="100%" fo:margin-left="1in" fo:margin-right="0in" fo:margin-top="0.0972in" fo:margin-bottom="0.0693in" style:line-height-at-least="0.1736in" fo:text-indent="-1in" style:auto-text-indent="false" fo:keep-with-next="always">
        <style:tab-stops>
          <style:tab-stop style:position="0.5in" style:type="right"/>
          <style:tab-stop style:position="0.75in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="100%" fo:margin-left="0.75in" fo:margin-right="0in" fo:margin-top="0in" fo:margin-bottom="0.0555in" style:line-height-at-least="0.1736in" fo:text-align="justify" style:justify-single-word="false" fo:orphans="0" fo:widows="0" fo:text-indent="0in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="100%" fo:margin-left="0.75in" fo:margin-right="0in" fo:margin-top="0in" fo:margin-bottom="0.0555in" style:line-height-at-least="0.1736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="100%" fo:margin-left="1in" fo:margin-right="0.25in" fo:margin-top="0.0138in" fo:margin-bottom="0.0693in" style:line-height-at-least="0.1736in" fo:text-align="justify" style:justify-single-word="false" fo:orphans="0" fo:widows="0" fo:text-indent="-0.1528in" style:auto-text-indent="false" style:writing-mode="lr-tb">
        <style:tab-stops>
          <style:tab-stop style:position="1in"/>
          <style:tab-stop style:position="1.5in"/>
          <style:tab-stop style:position="2in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in" fo:margin-bottom="0in" style:line-height-at-least="0.1665in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="100%" fo:margin-left="0.75in" fo:margin-right="0in" fo:margin-top="0in" fo:margin-bottom="0in" style:line-height-at-least="0.1457in" fo:orphans="0" fo:widows="0" fo:text-indent="0in" style:auto-text-indent="false" style:writing-mode="lr-tb">
        <style:tab-stops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  <style:tab-stop style:position="5.25in"/>
          <style:tab-stop style:position="5.5in"/>
          <style:tab-stop style:position="5.75in"/>
          <style:tab-stop style:position="6in"/>
          <style:tab-stop style:position="6.25in"/>
          <style:tab-stop style:position="6.5in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="100%" fo:margin-left="1in" fo:margin-right="0.25in" fo:margin-top="0.139in" fo:margin-bottom="0.139in" style:line-height-at-least="0.1945in" fo:orphans="0" fo:widows="0" fo:text-indent="0in" style:auto-text-indent="false" style:writing-mode="lr-tb">
        <style:tab-stops>
          <style:tab-stop style:position="1.25in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="100%" fo:margin-left="1in" fo:margin-right="0in" fo:margin-top="0.0972in" fo:margin-bottom="0.0555in" style:line-height-at-least="0.1807in" fo:orphans="0" fo:widows="0" fo:text-indent="-1in" style:auto-text-indent="false" fo:keep-with-next="always" style:writing-mode="lr-tb">
        <style:tab-stops>
          <style:tab-stop style:position="0.5in" style:type="right"/>
          <style:tab-stop style:position="0.75in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in" fo:margin-bottom="0in" style:line-height-at-least="0.1665in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="100%" fo:margin-left="0.3in" fo:margin-right="0in" fo:margin-top="0in" fo:margin-bottom="0.139in" fo:text-indent="-0.3in" style:auto-text-indent="false" style:page-number="auto">
        <style:tab-stops>
          <style:tab-stop style:position="0.5in" style:type="right"/>
          <style:tab-stop style:position="0.7299in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="100%" fo:margin-left="1in" fo:margin-right="0in" fo:margin-top="0in" fo:margin-bottom="0.139in" fo:text-indent="-1in" style:auto-text-indent="false" style:page-number="auto">
        <style:tab-stops>
          <style:tab-stop style:position="0.5in" style:type="right"/>
          <style:tab-stop style:position="0.75in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25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i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4">
      <style:page-layout-properties fo:page-width="8.5in" fo:page-height="11in" style:num-format="i" style:print-orientation="portrait" fo:margin-top="1in" fo:margin-bottom="1in" fo:margin-left="1in" fo:margin-right="1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5">
      <style:page-layout-properties fo:page-width="8.5in" fo:page-height="11in" style:num-format="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2-06-24T16:06:22.59</meta:creation-date>
    <meta:editing-duration>PT1M51S</meta:editing-duration>
    <meta:generator>OpenOffice.org/3.4$Win32 OpenOffice.org_project/340m1$Build-9590</meta:generator>
    <dc:title>JDO_Chapter</dc:title>
    <dc:date>2012-07-31T20:16:14.79</dc:date>
    <meta:document-statistic meta:table-count="0" meta:image-count="1" meta:object-count="0" meta:page-count="2" meta:paragraph-count="31" meta:word-count="325" meta:character-count="279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